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.shutdow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tabase.Database( OdeConfig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ase.initEmbeddedD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ase.initInternalD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ase.setTransactionManager( TransactionManager tx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.initInternalDb( String url , String driverClass , String username , String passw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atabase.getData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.initExternalD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.setWorkRoot( File work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.initDataSour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base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ase.createDaoC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base.lookupInJndi( String obj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